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08:46:35.988171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8-02T08:59:43.043959586</dc:date>
    <meta:editing-duration>PT15H45M25S</meta:editing-duration>
    <meta:editing-cycles>157</meta:editing-cycles>
    <meta:generator>LibreOffice/6.4.5.2$Linux_X86_64 LibreOffice_project/40$Build-2</meta:generator>
    <meta:document-statistic meta:table-count="76" meta:cell-count="2760" meta:object-count="0"/>
  </office:meta>
</office:document-meta>
</file>